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0.752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925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5" style:family="graphic" style:parent-style-name="standard" style:list-style-name="L1">
      <style:graphic-properties draw:textarea-horizontal-align="justify" draw:textarea-vertical-align="top" draw:auto-grow-height="false" fo:min-height="5.783cm" fo:min-width="5.21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702cm" fo:min-width="4.58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textarea-horizontal-align="justify" draw:textarea-vertical-align="top" draw:auto-grow-height="false" fo:min-height="6.735cm" fo:min-width="5.8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4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4cm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4cm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4cm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4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top" draw:auto-grow-height="false" fo:min-height="4.195cm" fo:min-width="5.215cm" loext:decorative="false"/>
      <style:paragraph-properties style:writing-mode="lr-tb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702cm" fo:min-width="4.58cm" loext:decorative="false"/>
      <style:paragraph-properties style:writing-mode="lr-tb"/>
    </style:style>
    <style:style style:name="gr18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4.58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top" draw:auto-grow-height="false" fo:min-height="6.735cm" fo:min-width="5.533cm" loext:decorative="false"/>
      <style:paragraph-properties style:writing-mode="lr-tb"/>
    </style:style>
    <style:style style:name="gr21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4.862cm" loext:decorative="false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702cm" fo:min-width="4.862cm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4.862cm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4.862cm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4.862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top" draw:auto-grow-height="false" fo:min-height="6.735cm" fo:min-width="5.85cm" loext:decorative="false"/>
      <style:paragraph-properties style:writing-mode="lr-tb"/>
    </style:style>
    <style:style style:name="gr28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197cm" loext:decorative="false"/>
      <style:paragraph-properties style:writing-mode="lr-tb"/>
    </style:style>
    <style:style style:name="gr29" style:family="graphic" style:parent-style-name="standard" style:list-style-name="L1">
      <style:graphic-properties draw:fill-color="#ffa6a6" draw:textarea-horizontal-align="justify" draw:textarea-vertical-align="middle" draw:auto-grow-height="false" fo:min-height="0.702cm" fo:min-width="5.197cm" loext:decorative="false"/>
      <style:paragraph-properties style:writing-mode="lr-tb"/>
    </style:style>
    <style:style style:name="gr30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215cm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a6a6" draw:textarea-horizontal-align="justify" draw:textarea-vertical-align="middle" draw:auto-grow-height="false" fo:min-height="0.702cm" fo:min-width="5.18cm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0.702cm" fo:min-width="5.18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a6a6"/>
      <style:paragraph-properties fo:text-align="center"/>
      <style:text-properties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5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-color="#ffa6a6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03cm" svg:height="1.27cm" svg:x="1.037cm" svg:y="1cm">
          <text:p text:style-name="P1"><text:span text:style-name="T1">/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3.81cm" svg:height="3.175cm" svg:x="3.54cm" svg:y="2.27cm">
          <text:p text:style-name="P3"><text:span text:style-name="T2">Главное меню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2.54cm" svg:height="0.952cm" svg:x="4.175cm" svg:y="2.905cm">
          <text:p text:style-name="P3"><text:span text:style-name="T2">Мои Локалки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952cm" svg:x="4.175cm" svg:y="4.175cm">
          <text:p text:style-name="P3"><text:span text:style-name="T2">Пополнит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curve" svg:x1="3.54cm" svg:y1="1.635cm" svg:x2="5.445cm" svg:y2="2.27cm" draw:start-shape="id1" draw:start-glue-point="7" draw:end-shape="id2" draw:end-glue-point="0" svg:d="M3540 1635c1270 0 1905 211 1905 635" svg:viewBox="0 0 1906 636">
          <text:p/>
        </draw:connector>
        <draw:custom-shape draw:style-name="gr5" draw:text-style-name="P8" xml:id="id6" draw:id="id6" draw:layer="layout" svg:width="5.715cm" svg:height="6.033cm" svg:x="14.335cm" svg:y="8.302cm">
          <text:p text:style-name="P7"><text:span text:style-name="T1">Локалка №1 10.89.228.0/24 [1/254]</text:span><text:span text:style-name="T1"><text:line-break/></text:span><text:span text:style-name="T1">Пользователи:</text:span><text:span text:style-name="T1"><text:line-break/></text:span><text:span text:style-name="T1">- Пользователь №1</text:span><text:span text:style-name="T1"><text:line-break/></text:span><text:span text:style-name="T1">- Пользователь №2</text:span></text:p>
          <text:p text:style-name="P7"><text:span text:style-name="T1">- Пользователь №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7" draw:id="id7" draw:layer="layout" svg:width="5.08cm" svg:height="0.952cm" svg:x="14.652cm" svg:y="10.525cm">
          <text:p text:style-name="P9"><text:span text:style-name="T1">Настройки локал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9" draw:id="id9" draw:layer="layout" svg:width="5.08cm" svg:height="0.952cm" svg:x="14.652cm" svg:y="11.795cm">
          <text:p text:style-name="P9"><text:span text:style-name="T1">Настройка пользовател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.08cm" svg:height="0.952cm" svg:x="14.652cm" svg:y="13.065cm">
          <text:p text:style-name="P9"><text:span text:style-name="T1">Наза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 xml:id="id4" draw:id="id4">
          <draw:custom-shape draw:style-name="gr8" draw:text-style-name="P4" draw:layer="layout" svg:width="6.35cm" svg:height="6.985cm" svg:x="7.667cm" svg:y="4.492cm">
            <text:p text:style-name="P3"><text:span text:style-name="T2">Ваши локалки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xml:id="id5" draw:id="id5" draw:layer="layout" svg:width="5.714cm" svg:height="0.952cm" svg:x="7.985cm" svg:y="5.127cm">
            <text:p text:style-name="P11"><text:span text:style-name="T1">Локалка №1 10.89.228.0/24 [1/254]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5.714cm" svg:height="0.952cm" svg:x="7.985cm" svg:y="6.397cm">
            <text:p text:style-name="P11"><text:span text:style-name="T3">Локалка №2 </text:span><text:span text:style-name="T1">10.12.111.0/24 [6/254]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5.714cm" svg:height="0.952cm" svg:x="7.985cm" svg:y="7.667cm">
            <text:p text:style-name="P11"><text:span text:style-name="T3">Локалка №254 </text:span><text:span text:style-name="T1"><text:s/>10.89.228.0/24 [90/255]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5.714cm" svg:height="0.952cm" svg:x="7.985cm" svg:y="8.937cm">
            <text:p text:style-name="P11"><text:span text:style-name="T1">Создать Локалку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5.714cm" svg:height="0.952cm" svg:x="7.985cm" svg:y="10.207cm">
            <text:p text:style-name="P11"><text:span text:style-name="T1">Назад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6" draw:layer="layout" draw:type="curve" svg:x1="6.715cm" svg:y1="3.381cm" svg:x2="10.842cm" svg:y2="4.492cm" draw:start-shape="id3" draw:start-glue-point="1" draw:end-shape="id4" draw:end-glue-point="0" svg:d="M6715 3381c2752 0 4127 370 4127 1111" svg:viewBox="0 0 4128 1112">
          <text:p/>
        </draw:connector>
        <draw:connector draw:style-name="gr15" draw:text-style-name="P6" draw:layer="layout" draw:type="curve" svg:x1="13.699cm" svg:y1="5.603cm" svg:x2="17.192cm" svg:y2="8.302cm" draw:start-shape="id5" draw:start-glue-point="1" draw:end-shape="id6" draw:end-glue-point="0" svg:d="M13699 5603c2329 0 3493 899 3493 2699" svg:viewBox="0 0 3494 2700">
          <text:p/>
        </draw:connector>
        <draw:g draw:style-name="gr7">
          <draw:custom-shape draw:style-name="gr16" draw:text-style-name="P1" xml:id="id8" draw:id="id8" draw:layer="layout" svg:width="5.715cm" svg:height="4.445cm" svg:x="20.367cm" svg:y="12.112cm">
            <text:p text:style-name="P9"><text:span text:style-name="T1">Настройка локалки “Локалка №1”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5.08cm" svg:height="0.952cm" svg:x="20.684cm" svg:y="12.747cm">
            <text:p text:style-name="P1"><text:span text:style-name="T1">Переименовать локалку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5.08cm" svg:height="0.952cm" svg:x="20.684cm" svg:y="14.017cm">
            <text:p text:style-name="P14"><text:span text:style-name="T1">Удалить локалку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5.08cm" svg:height="0.952cm" svg:x="20.684cm" svg:y="15.287cm">
            <text:p text:style-name="P1"><text:span text:style-name="T1">Назад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6" draw:layer="layout" draw:type="curve" svg:x1="19.732cm" svg:y1="11.001cm" svg:x2="23.224cm" svg:y2="12.112cm" draw:start-shape="id7" draw:start-glue-point="1" draw:end-shape="id8" draw:end-glue-point="0" svg:d="M19732 11001c2328 0 3492 370 3492 1111" svg:viewBox="0 0 3493 1112">
          <text:p/>
        </draw:connector>
        <draw:custom-shape draw:style-name="gr20" draw:text-style-name="P1" xml:id="id10" draw:id="id10" draw:layer="layout" svg:width="6.033cm" svg:height="6.985cm" svg:x="7.984cm" svg:y="13.382cm">
          <text:p text:style-name="P9"><text:span text:style-name="T1">Пользователи локалки </text:span><text:span text:style-name="T1">“Локалка №1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5.362cm" svg:height="0.952cm" svg:x="8.319cm" svg:y="15.287cm">
          <text:p text:style-name="P14"><text:span text:style-name="T3">Поль</text:span><text:span text:style-name="T3">зова</text:span><text:span text:style-name="T3">тель </text:span><text:span text:style-name="T3">№2 </text:span><text:span text:style-name="T1">(10.8</text:span><text:span text:style-name="T1">9.22</text:span><text:span text:style-name="T1">8.3)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362cm" svg:height="0.952cm" svg:x="8.319cm" svg:y="16.557cm">
          <text:p text:style-name="P14"><text:span text:style-name="T3">Пользователь №3 </text:span><text:span text:style-name="T1">(10.89.228.4)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1" draw:id="id11" draw:layer="layout" svg:width="5.362cm" svg:height="0.952cm" svg:x="8.337cm" svg:y="14.018cm">
          <text:p text:style-name="P14"><text:span text:style-name="T1">Пользователь №1 (10.89.228.2)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362cm" svg:height="0.952cm" svg:x="8.302cm" svg:y="17.827cm">
          <text:p text:style-name="P14"><text:span text:style-name="T1">Создать пользователя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362cm" svg:height="0.952cm" svg:x="8.302cm" svg:y="19.097cm">
          <text:p text:style-name="P14"><text:span text:style-name="T1">Назад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type="curve" svg:x1="14.652cm" svg:y1="12.271cm" svg:x2="11cm" svg:y2="13.382cm" draw:start-shape="id9" draw:start-glue-point="3" draw:end-shape="id10" draw:end-glue-point="0" svg:d="M14652 12271c-2435 0-3652 370-3652 1111" svg:viewBox="0 0 3653 1112">
          <text:p/>
        </draw:connector>
        <draw:custom-shape draw:style-name="gr27" draw:text-style-name="P16" xml:id="id12" draw:id="id12" draw:layer="layout" svg:width="6.35cm" svg:height="6.985cm" svg:x="1.317cm" svg:y="15.922cm">
          <text:p text:style-name="P16"><text:span text:style-name="T4">Пользователи пользователя “Пользователь №1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5.697cm" svg:height="0.952cm" svg:x="1.634cm" svg:y="17.827cm">
          <text:p text:style-name="P14"><text:span text:style-name="T1">Удалить пользователя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.697cm" svg:height="0.952cm" svg:x="1.634cm" svg:y="19.097cm">
          <text:p text:style-name="P14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5.715cm" svg:height="0.952cm" svg:x="1.634cm" svg:y="16.558cm">
          <text:p text:style-name="P14"><text:span text:style-name="T1">Переименовать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5.68cm" svg:height="0.952cm" svg:x="1.634cm" svg:y="20.367cm">
          <text:p text:style-name="P14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.68cm" svg:height="0.952cm" svg:x="1.634cm" svg:y="21.637cm">
          <text:p text:style-name="P14"><text:span text:style-name="T1">Назад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draw:type="curve" svg:x1="8.337cm" svg:y1="14.494cm" svg:x2="4.492cm" svg:y2="15.922cm" draw:start-shape="id11" draw:start-glue-point="3" draw:end-shape="id12" draw:end-glue-point="0" svg:d="M8337 14494c-2564 0-3845 476-3845 1428" svg:viewBox="0 0 3846 142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9:13:25.699469625</meta:creation-date>
    <meta:editing-duration>PT1M58S</meta:editing-duration>
    <meta:editing-cycles>2</meta:editing-cycles>
    <meta:generator>LibreOffice/24.8.3.2$Linux_X86_64 LibreOffice_project/480$Build-2</meta:generator>
    <dc:date>2024-11-22T19:47:28.583291575</dc:date>
    <meta:document-statistic meta:object-count="38"/>
  </office:meta>
</office:document-meta>
</file>